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/>
    </style:style>
    <style:style style:name="ce12" style:family="table-cell" style:parent-style-name="Default">
      <style:text-properties fo:color="#0066cc" fo:font-weight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ccccff"/>
    </style:style>
    <style:style style:name="ce2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9"/>
        <table:table-column table:style-name="co6" table:default-cell-style-name="ce16"/>
        <table:table-column table:style-name="co7" table:default-cell-style-name="ce13"/>
        <table:table-column table:style-name="co8" table:default-cell-style-name="ce15"/>
        <table:table-column table:style-name="co1" table:number-columns-repeated="3" table:default-cell-style-name="ce9"/>
        <table:table-column table:style-name="co1" table:number-columns-repeated="2" table:default-cell-style-name="ce15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US_FR_SEARCHLDAP</text:p>
          </table:table-cell>
          <table:table-cell/>
          <table:table-cell table:style-name="ce13" office:value-type="string">
            <text:p>LDAP Recherch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4" office:value-type="string">
            <text:p>login LDAP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</text:p>
          </table:table-cell>
          <table:table-cell table:style-name="ce13" table:number-columns-repeated="2"/>
          <table:table-cell table:style-name="ce22" office:value-type="string">
            <text:p>nu.php</text:p>
          </table:table-cell>
          <table:table-cell table:style-name="ce22" office:value-type="string">
            <text:p>searchLDAPinfo(LDAP_GETINFO):US_LOGIN,US_FNAME,US_LNAME</text:p>
          </table:table-cell>
          <table:table-cell table:style-name="ce13" table:number-columns-repeated="2"/>
          <table:table-cell table:style-name="ce13" office:value-type="string">
            <text:p>esize=20</text:p>
          </table:table-cell>
          <table:table-cell table:style-name="ce13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US_FR_LDAP</text:p>
          </table:table-cell>
          <table:table-cell office:value-type="string">
            <text:p>US_TAB_SYSTEM</text:p>
          </table:table-cell>
          <table:table-cell table:style-name="ce13" office:value-type="string">
            <text:p>LDAP Ident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101000">
            <text:p>1010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6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4" office:value-type="string">
            <text:p>date de cré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7]+10" office:value-type="float" office:value="101020">
            <text:p>10102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4" office:value-type="string">
            <text:p>date de modific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8]+10" office:value-type="float" office:value="101030">
            <text:p>10103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19]+10" office:value-type="float" office:value="101040">
            <text:p>10104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0]+10" office:value-type="float" office:value="101050">
            <text:p>10105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US_FR_AD</text:p>
          </table:table-cell>
          <table:table-cell office:value-type="string">
            <text:p>US_TAB_SYSTEM</text:p>
          </table:table-cell>
          <table:table-cell table:style-name="ce13" office:value-type="string">
            <text:p>AD Ident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Default" table:formula="of:=[.H21]+10" office:value-type="float" office:value="101060">
            <text:p>10106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2]+10" office:value-type="float" office:value="101070">
            <text:p>10107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Default" table:formula="of:=[.H23]+10" office:value-type="float" office:value="101080">
            <text:p>10108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actio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5" office:value-type="string">
            <text:p>US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8"/>
          <table:table-cell table:style-name="ce19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9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9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9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4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5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5"/>
          <table:table-cell table:style-name="ce25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8" table:number-columns-repeated="2"/>
          <table:table-cell table:style-name="ce14" office:value-type="string">
            <text:p>menu</text:p>
          </table:table-cell>
          <table:table-cell table:style-name="ce14"/>
          <table:table-cell table:style-name="ce14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3" office:value-type="string">
            <text:p>::canEditMenu()</text:p>
          </table:table-cell>
          <table:table-cell/>
          <table:table-cell table:style-name="ce25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float" office:value="510">
            <text:p>51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6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</text:p>
          </table:table-cell>
          <table:table-cell table:style-name="ce21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GRP_FR_LDAP</text:p>
          </table:table-cell>
          <table:table-cell/>
          <table:table-cell table:style-name="ce13" office:value-type="string">
            <text:p>LDAP Ident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cré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4" office:value-type="string">
            <text:p>date de modific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6]+10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7]+10" office:value-type="float" office:value="520">
            <text:p>52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68]+10" office:value-type="float" office:value="530">
            <text:p>53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GRP_FR_AD</text:p>
          </table:table-cell>
          <table:table-cell/>
          <table:table-cell table:style-name="ce13" office:value-type="string">
            <text:p>AD Ident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4" table:formula="of:=[.H72]+10" office:value-type="float" office:value="610">
            <text:p>6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5" office:value-type="string">
            <text:p>GRP_FR_INTRANET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2" office:value-type="string">
            <text:p>MODATTR</text:p>
          </table:table-cell>
          <table:table-cell table:style-name="ce17" office:value-type="string">
            <text:p>US_LOGIN</text:p>
          </table:table-cell>
          <table:table-cell/>
          <table:table-cell table:style-name="Default"/>
          <table:table-cell table:style-name="ce8" table:number-columns-repeated="2"/>
          <table:table-cell table:style-name="ce14" table:number-columns-repeated="2"/>
          <table:table-cell table:style-name="ce17" office:value-type="string">
            <text:p>S</text:p>
          </table:table-cell>
          <table:table-cell table:number-columns-repeated="5"/>
          <table:table-cell table:style-name="ce26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8" table:number-columns-repeated="2"/>
          <table:table-cell table:style-name="ce14" table:number-columns-repeated="3"/>
          <table:table-cell table:number-columns-repeated="247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/01/2011</text:date>, <text:time>17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NeoOffice/3.1.2$Unix OpenOffice.org_project/Patch 2</meta:generator>
    <meta:creation-date>2007-01-23T11:30:11</meta:creation-date>
    <dc:date>2011-01-14T17:52:13</dc:date>
    <dc:language>fr-FR</dc:language>
    <meta:editing-cycles>93</meta:editing-cycles>
    <meta:editing-duration>PT141H17M09S</meta:editing-duration>
    <dc:creator>Jérôme Augé</dc:creator>
    <meta:document-statistic meta:table-count="2" meta:cell-count="405" meta:object-count="0"/>
    <meta:user-defined meta:name="Info 1"/>
    <meta:user-defined meta:name="Info 2"/>
    <meta:user-defined meta:name="Info 3"/>
    <meta:user-defined meta:name="Info 4"/>
  </office:meta>
</office:document-meta>
</file>